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1d44"/>
    </style:style>
    <style:style style:name="P2" style:family="paragraph" style:parent-style-name="Standard">
      <style:paragraph-properties fo:text-align="justify" style:justify-single-word="false"/>
      <style:text-properties officeooo:paragraph-rsid="0001a7c2"/>
    </style:style>
    <style:style style:name="P3" style:family="paragraph" style:parent-style-name="Standard">
      <style:text-properties officeooo:paragraph-rsid="000bd4a6"/>
    </style:style>
    <style:style style:name="T1" style:family="text">
      <style:text-properties officeooo:rsid="0001a7c2"/>
    </style:style>
    <style:style style:name="T2" style:family="text">
      <style:text-properties officeooo:rsid="0002f141"/>
    </style:style>
    <style:style style:name="T3" style:family="text">
      <style:text-properties officeooo:rsid="00041d44"/>
    </style:style>
    <style:style style:name="T4" style:family="text">
      <style:text-properties officeooo:rsid="00073a8f"/>
    </style:style>
    <style:style style:name="T5" style:family="text">
      <style:text-properties officeooo:rsid="000bd4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utomated software testing -or unit testing- refers to the methodology or practice of testing certain areas -units- of code in a project. The benefit of unit testing is many fold: not only does it help identify changes in the code that break the existing functionality, but it also encourages a modular design -essential for reuse and maintainability- and</text:span> provide<text:span text:style-name="T3">s</text:span> concrete <text:span text:style-name="T2">examples of the functionality provided by a specific unit. When it comes to Graphical User Interfaces (GUIs), one of the most widely used techniques is the Model-View-Presenter (MVP) design pattern (and derivations), which decouples presentation logic and business logic -often referred to as “separation of concerns”- allowing the automated testing of user interfaces. In Mantid, an increasing number of user interfaces now make use of this approach, which has proven to be the most effective way of ensuring maintainability and reducing the fragility of user interfaces to code changes. </text:span></text:p>
      <text:p text:style-name="P3"/>
      <text:p text:style-name="P3"><text:span text:style-name="T3">On the other hand, several</text:span> technique areas are now asking for similar functionality <text:span text:style-name="T4">when it comes to data reduction</text:span>, and <text:span text:style-name="T4">therefore it makes sense to build 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text:span>neat and concise way to execute complex batch-processing via "<text:span text:style-name="T5">DataProcessorAlgorithms”, and as it uses the MVP pattern, it comes with a full set of unit tests that ensure its long term maintainability and robustness against code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8:14:26.239406432</meta:creation-date>
    <dc:date>2016-06-16T18:47:01.187431205</dc:date>
    <meta:editing-duration>PT1H19M7S</meta:editing-duration>
    <meta:editing-cycles>11</meta:editing-cycles>
    <meta:generator>LibreOffice/4.2.8.2$Linux_X86_64 LibreOffice_project/420m0$Build-2</meta:generator>
    <meta:document-statistic meta:table-count="0" meta:image-count="0" meta:object-count="0" meta:page-count="1" meta:paragraph-count="2" meta:word-count="254" meta:character-count="1645" meta:non-whitespace-character-count="1391"/>
  </office:meta>
</office:document-meta>
</file>